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padding-left="0in" fo:padding-right="0in" fo:padding-top="0in" fo:padding-bottom="0.0138in" fo:border-left="none" fo:border-right="none" fo:border-top="none" fo:border-bottom="1.5pt solid #000000"/>
      <style:text-properties fo:font-size="12pt" style:font-size-asian="12pt"/>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officeooo:rsid="000ba593" officeooo:paragraph-rsid="000ba593"/>
    </style:style>
    <style:style style:name="P6" style:family="paragraph" style:parent-style-name="Standard">
      <style:paragraph-properties fo:break-before="page"/>
      <style:text-properties officeooo:rsid="000ba593" officeooo:paragraph-rsid="000ba593"/>
    </style:style>
    <style:style style:name="P7" style:family="paragraph" style:parent-style-name="Standard" style:list-style-name="L1">
      <style:text-properties officeooo:rsid="000ba593" officeooo:paragraph-rsid="000ba593"/>
    </style:style>
    <style:style style:name="P8" style:family="paragraph" style:parent-style-name="Standard" style:list-style-name="L1">
      <style:text-properties officeooo:paragraph-rsid="000ba593"/>
    </style:style>
    <style:style style:name="T1" style:family="text">
      <style:text-properties fo:font-size="16pt" fo:font-weight="bold" style:font-size-asian="16pt" style:font-weight-asian="bold"/>
    </style:style>
    <style:style style:name="T2" style:family="text">
      <style:text-properties fo:font-size="12pt" style:font-size-asian="12pt"/>
    </style:style>
    <style:style style:name="T3" style:family="text">
      <style:text-properties fo:font-size="12pt" fo:font-weight="bold" style:font-size-asian="12pt" style:font-weight-asian="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S114 Introduction to Software Engineering</text:span><text:span text:style-name="T1"/></text:p>
      <text:p text:style-name="P1"><text:span text:style-name="T1">STEP 3 </text:span><text:span text:style-name="T1"/></text:p>
      <text:p text:style-name="P1"><text:span text:style-name="T1">First Code Draft</text:span><text:span text:style-name="T1"/></text:p>
      <text:p text:style-name="Standard"/>
      <text:p text:style-name="P2"/>
      <text:p text:style-name="Standard"><text:span text:style-name="T2">Group Members: Max Conlon, Joe Sedduto, Ben Pare, Tim Villante </text:span><text:span text:style-name="T2"/></text:p>
      <text:p text:style-name="P2"/>
      <text:p text:style-name="P3"/>
      <text:p text:style-name="P2"/>
      <text:p text:style-name="Standard"><text:span text:style-name="T3">Objective:</text:span><text:span text:style-name="T3"/></text:p>
      <text:p text:style-name="Standard"><text:span text:style-name="T2">Try some code. <text:s/>Share your observations.</text:span><text:span text:style-name="T2"/></text:p>
      <text:p text:style-name="P2"/>
      <text:p text:style-name="Standard"><text:span text:style-name="T3">Procedure:</text:span><text:span text:style-name="T3"/></text:p>
      <text:p text:style-name="P4"/>
      <text:p text:style-name="Standard"><text:span text:style-name="T2">You should have tried some code by now. This could be a feature that is working or something that you tried and failed. <text:s/>This is far from a completed project or even first project draft. This is meant to demonstrate that you are doing some coding and learning tools that you will need for your project. Things to show here:</text:span><text:span text:style-name="T2"/></text:p>
      <text:p text:style-name="P2"/>
      <text:list xml:id="list2119715263" text:style-name="L1">
        <text:list-item>
          <text:p text:style-name="P8"><text:span text:style-name="T2">Code related:</text:span><text:span text:style-name="T2"/></text:p>
          <text:list>
            <text:list-item>
              <text:p text:style-name="P8"><text:span text:style-name="T2">A short program in which you are exploring a feature or learning about a tool. A code that you tried such as code to display an image. A code that might not be working with an explanation of what you are trying to do. <text:s/>Code should compile, but it might not be accomplishing what you wanted it to accomplish. This code may or may not make it into your final project, but should contribute in the design phase.</text:span><text:span text:style-name="T2"/></text:p>
            </text:list-item>
          </text:list>
        </text:list-item>
        <text:list-item>
          <text:p text:style-name="P8"><text:span text:style-name="T2">Description of what you tried: </text:span><text:span text:style-name="T2"/></text:p>
          <text:list>
            <text:list-item>
              <text:p text:style-name="P8"><text:span text:style-name="T2">Max - <text:line-break/>I tried pulling data from the database and displaying it to the user. Joe helped a lot with the Json commands for pulling and parsing data. We had to do some trouble shooting together to find a properly parse and display data from the database.</text:span><text:span text:style-name="T2"/></text:p>
            </text:list-item>
            <text:list-item>
              <text:p text:style-name="P7"><text:span text:style-name="T2">Joe - <text:line-break/>We experimented with what data formats might work best, we settled on just using simple lists for now. While a more padded program might prefer to embed more complex data types in each transaction with the server. Lists are simple to iterate over, implement and parse. And we can share data types without having to prototype every single one differently.</text:span><text:span text:style-name="T2"/></text:p>
            </text:list-item>
          </text:list>
        </text:list-item>
        <text:list-item>
          <text:p text:style-name="P8"><text:span text:style-name="T2">Tell us what worked and did not work. Particularly what did not work:</text:span><text:span text:style-name="T2"/></text:p>
          <text:list>
            <text:list-item>
              <text:p text:style-name="P8"><text:span text:style-name="T2">Max – <text:line-break/>There was some difficulty in properly parsing data from the database such that it was properly displayed to the user. We began with issues parsing the Json data into an array of strings. After this issue was solved we found that the string contained unwanted characters such as opening and closing brackets and quotation marks. We were able to solve this problem as a group.</text:span><text:span text:style-name="T2"/></text:p>
            </text:list-item>
            <text:list-item>
              <text:p text:style-name="P7"><text:soft-page-break/><text:span text:style-name="T2">Joe -<text:line-break/>At first we did have a little trouble cleanly parsing the data, but now that we’re able to. We can use the methods we built to parse even more data for the rest of our application.</text:span><text:span text:style-name="T2"/></text:p>
            </text:list-item>
          </text:list>
        </text:list-item>
      </text:list>
      <text:p text:style-name="P2"/>
      <text:p text:style-name="Standard"><text:span text:style-name="T2">This will differ for each group. <text:s/>In this document all group members post feedback for 2 and 3. Only one person per group should turn in the code and this document.</text:span><text:span text:style-name="T2"/></text:p>
      <text:p text:style-name="P2"/>
      <text:p text:style-name="P4"/>
      <text:p text:style-name="P5"><text:span text:style-name="T3"/></text:p>
      <text:p text:style-name="P6"><text:span text:style-name="T3">Find our github here! </text:span><text:a xlink:type="simple" xlink:href="https://github.com/KenwoodFox/SNUB" text:style-name="Internet_20_link" text:visited-style-name="Visited_20_Internet_20_Link"><text:span text:style-name="T3">https://github.com/KenwoodFox/SNUB</text:span></text:a><text:span text:style-name="T3"/></text:p>
      <text:p text:style-name="P5"><text:span text:style-name="T3"/></text:p>
      <text:p text:style-name="P5"><text:span text:style-name="T3">And see our releases page for pre-release builds of our software. </text:span><text:a xlink:type="simple" xlink:href="https://github.com/KenwoodFox/SNUB/releases" text:style-name="Internet_20_link" text:visited-style-name="Visited_20_Internet_20_Link"><text:span text:style-name="T3">https://github.com/KenwoodFox/SNUB/releases</text:span></text:a><text:span text:style-name="T3"> </text:span><text:span text:style-name="T3"/></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line-height="108%"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keep-with-next="always"/>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pple-style-span"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rbara</meta:initial-creator>
    <meta:editing-cycles>3</meta:editing-cycles>
    <meta:print-date>2020-03-20T01:25:00</meta:print-date>
    <meta:creation-date>2023-03-10T16:40:00</meta:creation-date>
    <dc:date>2023-03-10T11:48:59.743586974</dc:date>
    <meta:editing-duration>PT6M17S</meta:editing-duration>
    <meta:generator>LibreOffice/7.5.0.3$Linux_X86_64 LibreOffice_project/50$Build-3</meta:generator>
    <meta:document-statistic meta:table-count="0" meta:image-count="0" meta:object-count="0" meta:page-count="3" meta:paragraph-count="19" meta:word-count="455" meta:character-count="2557" meta:non-whitespace-character-count="2117"/>
    <meta:user-defined meta:name="AppVersion">16.0000</meta:user-defined>
    <meta:template xlink:type="simple" xlink:actuate="onRequest" xlink:title="Normal" xlink:href=""/>
  </office:meta>
</office:document-meta>
</file>